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ext_20_body">
      <style:text-properties style:font-name="Liberation Serif" fo:font-size="12pt" fo:font-style="normal" fo:font-weight="normal" style:font-size-asian="12pt" style:font-size-complex="12pt"/>
    </style:style>
    <style:style style:name="P3" style:family="paragraph" style:parent-style-name="Standard" style:list-style-name="L8"/>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text-properties style:font-name="Liberation Serif" fo:font-size="12pt" fo:font-style="normal" fo:font-weight="normal" style:font-size-asian="12pt" style:font-size-complex="12pt"/>
    </style:style>
    <style:style style:name="P8" style:family="paragraph" style:parent-style-name="Text_20_body" style:list-style-name="L6">
      <style:text-properties style:font-name="Liberation Serif" fo:font-size="12pt" fo:font-style="normal" fo:font-weight="normal" style:font-size-asian="12pt" style:font-size-complex="12pt"/>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fo:font-style="italic" style:font-style-asian="italic" style:font-style-complex="italic"/>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1"/>
    <style:style style:name="P16" style:family="paragraph" style:parent-style-name="Text_20_body" style:list-style-name="L8">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proyecto</text:h>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p text:style-name="Text_20_body"/>
      <text:h text:style-name="Heading_20_2" text:outline-level="2">División de tareas</text:h>
      <text:p text:style-name="Text_20_body"/>
      <text:h text:style-name="Heading_20_2" text:outline-level="2">Evolución de proyecto</text:h>
      <text:p text:style-name="Text_20_body">INSERTAR AQUI EL CRONOGRAMA CUANDO ESTE TERMINADO</text:p>
      <text:h text:style-name="Heading_20_2" text:outline-level="2">Inconvenientes encontrados</text:h>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71851696" text:style-name="L1">
        <text:list-item>
          <text:p text:style-name="P4">Se crea una subcarpeta, de nombre X, donde X es el numero de cgi ejecutado en el sistema desde su inicio.</text:p>
        </text:list-item>
        <text:list-item>
          <text:p text:style-name="P4">El cgi tomará como ámbito de trabajo el directorio de X, creará y buscará recursos en esa ruta.</text:p>
        </text:list-item>
        <text:list-item>
          <text:p text:style-name="P4">Finalmente se eliminará la carpeta, luego de que el sistema obtenga el retorno del cgi.</text:p>
          <text:p text:style-name="P4"/>
        </text:list-item>
      </text:list>
      <text:p text:style-name="Text_20_body">- Reutilización de los puertos</text:p>
      <text:p text:style-name="Text_20_body">Encontramos problemas relativos al reinicio del servidor y a los puertos involucrados en este proceso.</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Veamos un ejemplo (se resalta en cursiva la manera de manejar las variables):</text:p>
      <text:p text:style-name="Text_20_body"/>
      <text:p text:style-name="Text_20_body">&lt;html&gt; </text:p>
      <text:p text:style-name="Text_20_body"><text:soft-page-break/>&lt;body&gt; </text:p>
      <text:p text:style-name="Text_20_body">&lt;form action="pr.cgi" method="post" enctype="multipart/form-data"&gt;&lt;br&gt; </text:p>
      <text:p text:style-name="Text_20_body">&lt;?php </text:p>
      <text:p text:style-name="P12">$shortopts <text:s/>= ""; </text:p>
      <text:p text:style-name="P12">$longopts <text:s/>= array( </text:p>
      <text:p text:style-name="P12"><text:s text:c="4"/>"cantArchivos:", <text:s text:c="4"/>// Valor obligatorio - invocar desde consola asi: php test.php --cantArchivos 2 </text:p>
      <text:p text:style-name="P12">); </text:p>
      <text:p text:style-name="P12">$options = getopt($shortopts, $longopts); </text:p>
      <text:p text:style-name="Text_20_body">for ($i=1; $i&lt;=<text:span text:style-name="T1">$options["cantArchivos"]</text:span>; $i++) </text:p>
      <text:p text:style-name="Text_20_body"><text:s text:c="2"/>{ <text:s text:c="3"/></text:p>
      <text:p text:style-name="Text_20_body"><text:s text:c="4"/>echo "&lt;form method=\"post\" enctype=\"multipart/form-data\"&gt;&lt;br&gt;\n"; </text:p>
      <text:p text:style-name="Text_20_body"><text:s text:c="4"/>echo "&lt;label for=\"file\"]&gt;Archivo &lt;/label&gt;\n"; </text:p>
      <text:p text:style-name="Text_20_body"><text:s text:c="4"/>echo $i; </text:p>
      <text:p text:style-name="Text_20_body"><text:s text:c="4"/>echo "&lt;input type=file size=60 name=\"file\"&gt;&lt;br&gt;\n"; </text:p>
      <text:p text:style-name="Text_20_body"><text:s text:c="2"/>} </text:p>
      <text:p text:style-name="Text_20_body">?&gt; </text:p>
      <text:p text:style-name="Text_20_body">&lt;input type=submit value="&gt;&gt;"&gt;&lt;br&gt; </text:p>
      <text:p text:style-name="Text_20_body">&lt;/form&gt;&lt;br&gt; </text:p>
      <text:p text:style-name="Text_20_body">&lt;/body&gt; </text:p>
      <text:p text:style-name="Text_20_body">&lt;/html&gt; </text:p>
      <text:p text:style-name="Text_20_body"/>
      <text:p text:style-name="Text_20_body">Adicionalmente, la variable de entorno URI_PARA_PARSER_PHP_ALTERNATIVO contiene el uri del recurso, la cual podría ser usada para parsear el archivo de otra forma.</text:p>
      <text:p text:style-name="Text_20_body"/>
      <text:h text:style-name="Heading_20_2" text:outline-level="2">Análisis de puntos pendientes</text:h>
      <text:p text:style-name="Text_20_body">La gran mayoría de estos puntos pendientes <text:s/>quedaron relegados por poseer una menor relevancia relativa:</text:p>
      <text:list xml:id="list1005637398" text:style-name="L3">
        <text:list-item>
          <text:p text:style-name="P5">Brindar la posibilidad de elegir en que ruta se quiere instalar el sistema, para , si el usuario lo desea, tener separados los binarios, archivos de configuraciones, sitios, documentación auto-generada, ayuda, etc, del código fuente.</text:p>
          <text:p text:style-name="P5">Solución: modificación del archivo CMakeLists.txt mediante la adición de los comandos adecuados (INSTALL).</text:p>
        </text:list-item>
        <text:list-item>
          <text:p text:style-name="P5">Chequear las extensiones de los archivos fuente que procesa el precompilador cgi. </text:p>
          <text:p text:style-name="P5">Solución: comprobación de la extensión a la hora del parseo del cuerpo (post) de un request.</text:p>
        </text:list-item>
        <text:list-item>
          <text:p text:style-name="P5">Mas relevancia y apariciones de la mascota/cara visible de nuestro sistema (Mario Mapache) en la gui de ConfiguradorCliente.</text:p>
        </text:list-item>
        <text:list-item>
          <text:p text:style-name="P5"/>
        </text:list-item>
      </text:list>
      <text:h text:style-name="Heading_20_2" text:outline-level="2"><text:soft-page-break/>Herramientas</text:h>
      <text:p text:style-name="Text_20_body">GCC – Compilador utilizado para l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2">Se requiere tener instalado:</text:p>
      <text:list xml:id="list2063891281" text:style-name="L4">
        <text:list-item>
          <text:p text:style-name="P7">libtinyxml 2.5.3 (para el manejo de las configuraciones del servidor)</text:p>
        </text:list-item>
        <text:list-item>
          <text:p text:style-name="P6">php5 (para el manejo de archivos php)</text:p>
        </text:list-item>
        <text:list-item>
          <text:p text:style-name="P6">cmake 2.8.3 (originalmente no se usaba, pero en las últimas etapas se volvió indispensable)</text:p>
        </text:list-item>
        <text:list-item>
          <text:p text:style-name="P6">doxygen (para generar documentación automáticamente)</text:p>
        </text:list-item>
        <text:list-item>
          <text:p text:style-name="P6">gtkmm-2.4 (librería para desarrollo de la interfaz gráfica de ConfiguradorMapache)</text:p>
        </text:list-item>
        <text:list-item>
          <text:p text:style-name="P6">Valgrind 3.6.1 (Opcional: si se desea verificar pérdidas de memoria).</text:p>
        </text:list-item>
        <text:list-item>
          <text:p text:style-name="P6"><text:a xlink:type="simple" xlink:href="http://google-styleguide.googlecode.com/svn/trunk/cppguide.xml">http://google-styleguide.googlecode.com/svn/trunk/cppguide.xml</text:a> (chequeo de normas de codificación)</text:p>
        </text:list-item>
      </text:list>
      <text:p text:style-name="Text_20_body">Documentación</text:p>
      <text:list xml:id="list1200449494" text:style-name="L5">
        <text:list-item>
          <text:p text:style-name="P9">doxygen 1.7.3</text:p>
        </text:list-item>
        <text:list-item>
          <text:p text:style-name="P9">graphviz</text:p>
        </text:list-item>
        <text:list-item>
          <text:p text:style-name="P9">dot2tex</text:p>
        </text:list-item>
      </text:list>
      <text:p text:style-name="Text_20_body">S.O.</text:p>
      <text:p text:style-name="Text_20_body"><text:tab/>Probado con resultados positivos en Ubuntu 10.10, 11.04, 11.10.</text:p>
      <text:h text:style-name="Heading_20_2" text:outline-level="2"><text:soft-page-break/>Descripción general</text:h>
      <text:p text:style-name="Text_20_body"/>
      <text:h text:style-name="Heading_20_2" text:outline-level="2">Descripción de los módulos</text:h>
      <text:p text:style-name="Text_20_body"/>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Código fuente</text:h>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Manual de usuario</text:h>
      <text:h text:style-name="Heading_20_2" text:outline-level="2">Instalación</text:h>
      <text:h text:style-name="Heading_20_3" text:outline-level="3">Requerimientos de software</text:h>
      <text:p text:style-name="P2">Se requiere tener instalado:</text:p>
      <text:list xml:id="list1230317099" text:style-name="L6">
        <text:list-item>
          <text:p text:style-name="P8">libtinyxml 2.5.3</text:p>
        </text:list-item>
        <text:list-item>
          <text:p text:style-name="P10">php5</text:p>
        </text:list-item>
        <text:list-item>
          <text:p text:style-name="P10">cmake 2.8.3</text:p>
        </text:list-item>
        <text:list-item>
          <text:p text:style-name="P10">gtkmm-2.4</text:p>
        </text:list-item>
      </text:list>
      <text:p text:style-name="Text_20_body"/>
      <text:p text:style-name="Text_20_body">Opcional para generar documentación automática</text:p>
      <text:list xml:id="list271017959" text:style-name="L7">
        <text:list-item>
          <text:p text:style-name="P11">doxygen 1.7.3</text:p>
        </text:list-item>
        <text:list-item>
          <text:p text:style-name="P11">graphviz</text:p>
        </text:list-item>
        <text:list-item>
          <text:p text:style-name="P11">dot2tex</text:p>
        </text:list-item>
      </text:list>
      <text:p text:style-name="Text_20_body">S.O.</text:p>
      <text:p text:style-name="Text_20_body">Probado en Ubuntu 10.10, 11.04, 11.10.</text:p>
      <text:h text:style-name="Heading_20_3" text:outline-level="3">Requerimientos de hardware</text:h>
      <text:p text:style-name="Text_20_body">// ver esto</text:p>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743189881" text:style-name="L8">
        <text:list-item>
          <text:p text:style-name="P13"><text:span text:style-name="T3">Crear una configuración básica: </text:span><text:line-break/>La configuración básica será la que configurará los parámetros más indispensables de un servidor. </text:p>
        </text:list-item>
      </text:list>
      <text:list xml:id="list1662784618" text:style-name="L9">
        <text:list-item>
          <text:p text:style-name="P14">Puerto: este campo sirve para indicar a que puerto responderá nuestro servidor HTTP una vez iniciado.</text:p>
        </text:list-item>
        <text:list-item>
          <text:p text:style-name="P14"><text:s/>Puerto Control: este campo es utilizado para indicarle al servidor en que puerto estará escuchando la petición de fin de ejecución.</text:p>
        </text:list-item>
        <text:list-item>
          <text:p text:style-name="P14"><text:s/>Máximo conexiones: este campo indica la cantidad máxima de conexiones que podrá <text:soft-page-break/>manejar nuestro servidor en simultaneo. Se debe tener en cuenta que este número no debe ser demasiado alto ya que no alcanzarían los recursos de la máquina.</text:p>
        </text:list-item>
        <text:list-item>
          <text:p text:style-name="P14"><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14">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2">encontrarlo</text:span> devuelve error 404.<text:line-break/>Para seleccionar la raíz del sitio se debe utilizar el buscador de carpetas que se encuentra a la derecha del campo de texto. </text:p>
        </text:list-item>
      </text:list>
      <text:list xml:id="list1648190928" text:style-name="L11">
        <text:list-item>
          <text:p text:style-name="P15">Protegido: este campo le indica al servidor si estará protegido por autenticación BASIC o no. Para un servidor autenticado marque la casilla.</text:p>
        </text:list-item>
        <text:list-item>
          <text:p text:style-name="P15"><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1052563024" text:continue-list="list1743189881" text:style-name="L8">
        <text:list-item>
          <text:p text:style-name="P16">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841314513" text:continue-numbering="true" text:style-name="L8">
        <text:list-item>
          <text:p text:style-name="P3"><text:span text:style-name="T3">Agregando tipos dinámicos:</text:span><text:line-break/>Al igual que con los estáticos, se debe llegar a la vista de dinámicos y agregar, modificar o eliminar los datos que se deseen.</text:p>
        </text:list-item>
        <text:list-item>
          <text:p text:style-name="P3"><text:span text:style-name="T3">Agregando páginas de error:</text:span><text:line-break/>La idea es similar al agregado de tipos. Primero se debe llegar a la vista de errores y luego se agregan las páginas de error utilizando los botones inferiores.</text:p>
        </text:list-item>
        <text:list-item>
          <text:p text:style-name="P3"><text:span text:style-name="T3">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p>
        </text:list-item>
        <text:list-item>
          <text:p text:style-name="P3"><text:span text:style-name="T3">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text:soft-page-break/>Para más información: Ver Mapache/Ayuda/control.html y Mapache/Ayuda/administracion.html</text:p>
      <text:h text:style-name="Heading_20_2" text:outline-level="2">Apéndices de erro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02:57:10</dc:date>
    <dc:creator>Pablo </dc:creator>
    <meta:editing-duration>PT5H58M15S</meta:editing-duration>
    <meta:editing-cycles>12</meta:editing-cycles>
    <meta:generator>LibreOffice/3.3$Unix LibreOffice_project/330m19$Build-401</meta:generator>
    <meta:document-statistic meta:table-count="1" meta:image-count="0" meta:object-count="0" meta:page-count="8" meta:paragraph-count="138" meta:word-count="1406" meta:character-count="9121"/>
  </office:meta>
</office:document-meta>
</file>